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style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Garamond" fo:font-size="16pt" fo:language="fr" fo:country="FR" officeooo:rsid="000c7d02" officeooo:paragraph-rsid="0023c5f9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3c19d" officeooo:paragraph-rsid="0023c19d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master-page-name="">
      <loext:graphic-properties draw:fill="none"/>
      <style:paragraph-properties fo:margin-left="1.101cm" fo:margin-right="0cm" fo:margin-top="0cm" fo:margin-bottom="0cm" style:contextual-spacing="false" fo:text-indent="0cm" style:auto-text-indent="false" style:page-number="auto" fo:background-color="transparent"/>
      <style:text-properties style:font-name="Garamond" fo:font-size="14pt" fo:language="fr" fo:country="FR" officeooo:rsid="0023c19d" officeooo:paragraph-rsid="0023c19d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margin-top="0cm" fo:margin-bottom="0cm" style:contextual-spacing="false" fo:text-indent="0cm" style:auto-text-indent="false" fo:background-color="transparent"/>
      <style:text-properties style:font-name="Garamond" fo:font-size="14pt" fo:language="fr" fo:country="FR" officeooo:rsid="0023c19d" officeooo:paragraph-rsid="0023c19d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3c5f9" officeooo:paragraph-rsid="0023c5f9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c5f9" officeooo:paragraph-rsid="0023c5f9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c5f9" officeooo:paragraph-rsid="002547e2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547e2" officeooo:paragraph-rsid="002547e2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547e2" officeooo:paragraph-rsid="002547e2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43fbe" officeooo:paragraph-rsid="00243fbe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6cdf9" officeooo:paragraph-rsid="0026cdf9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84bb2" officeooo:paragraph-rsid="00284bb2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9d523" officeooo:paragraph-rsid="0029d523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3c19d" officeooo:paragraph-rsid="0023c19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1" style:family="paragraph" style:parent-style-name="Standard" style:list-style-name="L1">
      <style:text-properties style:font-name="Garamond" fo:font-size="16pt" fo:language="fr" fo:country="FR" fo:font-weight="bold" officeooo:rsid="0023c19d" officeooo:paragraph-rsid="0023c19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2" style:family="paragraph" style:parent-style-name="Standard" style:list-style-name="L1">
      <style:text-properties style:font-name="Garamond" fo:font-size="16pt" fo:language="fr" fo:country="FR" fo:font-weight="bold" officeooo:rsid="0023c5f9" officeooo:paragraph-rsid="0023c5f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1feb0d"/>
    </style:style>
    <style:style style:name="T2" style:family="text">
      <style:text-properties officeooo:rsid="0023c5f9"/>
    </style:style>
    <style:style style:name="T3" style:family="text">
      <style:text-properties officeooo:rsid="00243fbe"/>
    </style:style>
    <style:style style:name="T4" style:family="text">
      <style:text-properties officeooo:rsid="002547e2"/>
    </style:style>
    <style:style style:name="T5" style:family="text">
      <style:text-properties officeooo:rsid="0026cdf9"/>
    </style:style>
    <style:style style:name="T6" style:family="text">
      <style:text-properties officeooo:rsid="002735b0"/>
    </style:style>
    <style:style style:name="T7" style:family="text">
      <style:text-properties officeooo:rsid="00284bb2"/>
    </style:style>
    <style:style style:name="T8" style:family="text">
      <style:text-properties officeooo:rsid="0029d523"/>
    </style:style>
    <style:style style:name="T9" style:family="text">
      <style:text-properties officeooo:rsid="002b5e34"/>
    </style:style>
    <style:style style:name="T10" style:family="text">
      <style:text-properties officeooo:rsid="002b8a9a"/>
    </style:style>
    <style:style style:name="T11" style:family="text">
      <style:text-properties officeooo:rsid="002e0eb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ivisions</text:p>
      <text:p text:style-name="P4"/>
      <text:list xml:id="list1447395231" text:style-name="L1">
        <text:list-item>
          <text:p text:style-name="P21">Origine</text:p>
        </text:list-item>
      </text:list>
      <text:p text:style-name="P2"/>
      <text:p text:style-name="P8">Selon les règles <text:span text:style-name="T9">originelles </text:span>du Consortium, il n’existe pas de limite maximale au nombre de membre d’une escouade.</text:p>
      <text:p text:style-name="P9">Des limites « naturelles » en matière de cohésion finissent invariablement par limiter ce nombre. En moyenne, on constate que la majorité des escouades sont formées de moins de 10 membres répartis sur 4 à 6 vaisseaux.</text:p>
      <text:p text:style-name="P9">Durant à la grande expansion humaine suite à la rencontre avec les Stranis, l’augmentation de l’activité des pilotes a amené certaines escouades à s’agrandir et former des groupes de plus de 20 personnes, mais il était rare qu’elles participent toutes aux mêmes missions.</text:p>
      <text:p text:style-name="P9">C’est donc en 2230 (c9) que le Consortium créa les « Divisions » et limita les escouades à 10 membres.</text:p>
      <text:p text:style-name="P5"/>
      <text:list xml:id="list134743952159757" text:continue-numbering="true" text:style-name="L1">
        <text:list-item>
          <text:p text:style-name="P21">Fonctionnement</text:p>
        </text:list-item>
      </text:list>
      <text:p text:style-name="P6"/>
      <text:p text:style-name="P7">Au lieu de former ou rejoindre une escouade, les pilotes peuvent rejoindre une Division. Contrairement aux escouade<text:span text:style-name="T2">s</text:span> qui sont un groupe de pilotes indépendants, les Divisions ont un système hiérarchique. </text:p>
      <text:p text:style-name="P7">Chaque Division est sous la supervision de 3 de ses membres désignés soit lors de la création, soit par leur prédécesseur.</text:p>
      <text:p text:style-name="P7">La Division fait office de « contact » de référence pour les offres de mission, elles présélectionne les missions selon les besoins/envies des pilotes et indique le paiement en prenant en compte sa commission.</text:p>
      <text:p text:style-name="P7">En contrepartie de cette commission, la Division s’engage à fournir un point de chute (ou Quartier Général) à tous ses membres ainsi que divers services (prêt<text:span text:style-name="T2">s</text:span> d’armes d’occasion, hangar à vaisseau, <text:span text:style-name="T2">tarifs avantageux pour les simulateurs, etc.).</text:span></text:p>
      <text:p text:style-name="P10">Les pilotes peuvent donc changer de <text:span text:style-name="T10">co</text:span>équipiers à volonté parmi les membres de la Division.</text:p>
      <text:p text:style-name="P10">Enfin, tous les membres de la Division utilisent la même I.V. qui profite d’une puissance de calcul supérieur aux I.V. d’escouades habituelles.</text:p>
      <text:p text:style-name="P10"/>
      <text:p text:style-name="P10">Seul une escouade remplissant certains critères peut demander la création d’une Division :</text:p>
      <text:p text:style-name="P10">- Avoir au moins 6 membres</text:p>
      <text:p text:style-name="P10">- Tous les membres sont de Rang 10</text:p>
      <text:p text:style-name="P10">- L’escouade possède un bâtiment aux normes pouvant accueillir au moins 10 vaisseaux et les entretenir avec leur pilote (réfectoire, infirmerie, dortoir, vestiaire, etc.)</text:p>
      <text:p text:style-name="P10">- Une somme d’argent conséquente (qui sera évalué suite à la demande) afin d’avoir un capital de base pour le fonctionnement courant de la base.</text:p>
      <text:p text:style-name="P10"/>
      <text:p text:style-name="P13">Il est laissé une grande liberté sur le nom de la Division, la règle majeure étant qu’il ne peut pas y avoir des doublons (parmi les Divisions actives ou passées)</text:p>
      <text:p text:style-name="P3"/>
      <text:list xml:id="list134742855648021" text:continue-numbering="true" text:style-name="L1">
        <text:list-item>
          <text:p text:style-name="P22"><text:soft-page-break/>Grandes Divisions dans l’Histoire</text:p>
        </text:list-item>
      </text:list>
      <text:p text:style-name="P15"/>
      <text:p text:style-name="P12">Ici seront évoquées <text:span text:style-name="T3">quelques</text:span> Divisions ayant dépassé les 10 cycles d’existence, beaucoup se <text:span text:style-name="T3">fondent</text:span>, se réforme<text:span text:style-name="T3">nt</text:span>, changent de nom ou de QG ou disparaissent plus simplement.</text:p>
      <text:p text:style-name="P12"/>
      <text:p text:style-name="P14">Les information statistiques sont datées des information du cycle en cours : 2576 – c333</text:p>
      <text:p text:style-name="P11"/>
      <text:p text:style-name="P16">La première à voir le jour est la Warhammer Division en 2232 (c11) sur Alcor. Plutôt que d’être transmise à des successeurs, et conformément à leurs dernières volontés, elle fut dissoute en 2274 (c50) suite à la mort de son dernier fondateur.</text:p>
      <text:p text:style-name="P16"/>
      <text:p text:style-name="P16">La <text:span text:style-name="T9">plus peuplée</text:span> est la Vanguard Division. <text:span text:style-name="T6">S</text:span>’étant fait une spécialité d’accompagner les jeunes pilotes pa<text:span text:style-name="T4">r</text:span> un système de mentor<text:span text:style-name="T4">at, elle compte à</text:span> ce jour 126 pilotes actifs et des dossiers archivés de <text:span text:style-name="T4">plus de 5000 pilotes remontant à sa fondation en 2268 (c45).</text:span></text:p>
      <text:p text:style-name="P16">Elle enregistre également la vitesse de progression dans le<text:span text:style-name="T4">s</text:span> Rang l<text:span text:style-name="T6">a</text:span> plus rapide de l’histoire du Consortium.</text:p>
      <text:p text:style-name="P11"/>
      <text:p text:style-name="P14">La <text:span text:style-name="T5">plus durable </text:span>est la Fire Tear Division fondée en 2257 (c34) <text:span text:style-name="T5">et toujours en activité.</text:span></text:p>
      <text:p text:style-name="P14"/>
      <text:p text:style-name="P14">La plus <text:span text:style-name="T7">performante</text:span> est la Iron Guardians <text:span text:style-name="T5">Division</text:span> avec un taux de réussite de mission de 97,9 %</text:p>
      <text:p text:style-name="P14">Fondée en 2433 (c199) sur <text:span text:style-name="T5">Loria Orbital (système Hope</text:span>), elle possède encore aujourd’hui l’un des QG les mieux équipés.</text:p>
      <text:p text:style-name="P17">Fière de ses résultats, elle est très sélective parmi les postulants.</text:p>
      <text:p text:style-name="P17"/>
      <text:p text:style-name="P18">La plus décorée est la Dawn Star Division avec 38 « Green Star », la plus haute distinction de la Confédération.</text:p>
      <text:p text:style-name="P18">Fondée en 2348 (c120) sur Kloris Orbital (système Kalo), elle a été particulièrement active durant la guerre Tork.</text:p>
      <text:p text:style-name="P14"/>
      <text:p text:style-name="P18">La plus riche est la Brave Circle Division fondée en 2357 (c128) sur <text:span text:style-name="T8">New Quebec (système Delapiti)</text:span> qui en 2431 (c197) possédait 12 colonies.</text:p>
      <text:p text:style-name="P19">C’est en <text:span text:style-name="T10">24</text:span><text:span text:style-name="T11">36</text:span> (c<text:span text:style-name="T10">2</text:span><text:span text:style-name="T11">02</text:span>) que l’Union régulera les possessions coloniales et mettra fin à ce « record », le rendant indépassable avec la législation actuel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H10M6S</meta:editing-duration>
    <meta:editing-cycles>21</meta:editing-cycles>
    <meta:generator>LibreOffice/7.5.3.2$Windows_X86_64 LibreOffice_project/9f56dff12ba03b9acd7730a5a481eea045e468f3</meta:generator>
    <dc:date>2024-04-04T13:46:46.540000000</dc:date>
    <meta:document-statistic meta:table-count="0" meta:image-count="0" meta:object-count="0" meta:page-count="2" meta:paragraph-count="34" meta:word-count="695" meta:character-count="4200" meta:non-whitespace-character-count="3540"/>
    <meta:user-defined meta:name="Info 1"/>
    <meta:user-defined meta:name="Info 2"/>
    <meta:user-defined meta:name="Info 3"/>
    <meta:user-defined meta:name="Info 4"/>
  </office:meta>
</office:document-meta>
</file>